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family-generic="modern" style:font-pitch="fixed"/>
    <style:font-face style:name="Monaco1" svg:font-family="Monaco" style:font-pitch="variable"/>
    <style:font-face style:name="Monaco2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Monaco"/>
    </style:style>
    <style:style style:name="P2" style:family="paragraph">
      <style:paragraph-properties fo:text-align="start" style:writing-mode="lr-tb"/>
      <style:text-properties style:font-name="Monaco"/>
    </style:style>
    <style:style style:name="P3" style:family="paragraph">
      <loext:graphic-properties draw:fill="none"/>
      <style:paragraph-properties fo:text-align="start" style:writing-mode="lr-tb"/>
      <style:text-properties style:font-name="Monaco" fo:font-size="9pt" style:font-size-asian="9pt" style:font-size-complex="9pt"/>
    </style:style>
    <style:style style:name="P4" style:family="paragraph">
      <loext:graphic-properties draw:fill="none"/>
      <style:paragraph-properties fo:text-align="start" style:writing-mode="lr-tb"/>
      <style:text-properties style:font-name="Monaco" fo:font-size="8pt" style:font-size-asian="8pt" style:font-size-complex="8pt"/>
    </style:style>
    <style:style style:name="T1" style:family="text">
      <style:text-properties fo:color="#000000" loext:opacity="100%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fo:font-size="9pt" fo:font-weight="normal" style:font-size-asian="9pt" style:font-weight-asian="normal" style:font-name-complex="Monaco2" style:font-size-complex="9pt" style:font-weight-complex="normal"/>
    </style:style>
    <style:style style:name="T3" style:family="text">
      <style:text-properties fo:color="#000000" loext:opacity="100%" fo:font-size="9pt" fo:font-weight="normal" style:font-size-asian="9pt" style:font-weight-asian="normal" style:font-name-complex="Monaco2" style:font-size-complex="9pt" style:font-weight-complex="normal"/>
    </style:style>
    <style:style style:name="T4" style:family="text">
      <style:text-properties fo:color="#000000" loext:opacity="100%" fo:font-size="8pt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loext:opacity="100%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fo:font-size="8pt" fo:font-style="italic" fo:font-weight="normal" style:font-size-asian="8pt" style:font-style-asian="italic" style:font-weight-asian="normal" style:font-name-complex="DejaVuSans1" style:font-size-complex="8pt" style:font-style-complex="italic" style:font-weight-complex="normal"/>
    </style:style>
    <style:style style:name="T7" style:family="text">
      <style:text-properties fo:color="#3465a4" loext:opacity="100%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4.671cm" svg:height="0.399cm" svg:x="2.004cm" svg:y="1.525cm">
          <draw:text-box>
            <text:p text:style-name="P2"><text:span text:style-name="T1">Tiago Rinaldi | 27/01/1988 | São Paulo, SP | 14981145355 | trinaldi@gmail.com</text:span></text:p>
          </draw:text-box>
        </draw:frame>
        <draw:frame draw:style-name="gr2" draw:text-style-name="P3" draw:layer="layout" svg:width="7.813cm" svg:height="0.399cm" svg:x="2.004cm" svg:y="2.2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2" draw:text-style-name="P3" draw:layer="layout" svg:width="10.289cm" svg:height="0.399cm" svg:x="2.004cm" svg:y="2.869cm">
          <draw:text-box>
            <text:p text:style-name="P2"><text:span text:style-name="T1">-rw-rw-r-- <text:s/>1 tiago tiago <text:s text:c="3"/>34 Abr 5 <text:s text:c="2"/>11:46 contato </text:span></text:p>
          </draw:text-box>
        </draw:frame>
        <draw:frame draw:style-name="gr2" draw:text-style-name="P3" draw:layer="layout" svg:width="9.908cm" svg:height="0.399cm" svg:x="2.004cm" svg:y="3.2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2" draw:text-style-name="P3" draw:layer="layout" svg:width="9.527cm" svg:height="0.399cm" svg:x="2.004cm" svg:y="3.7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2" draw:text-style-name="P3" draw:layer="layout" svg:width="12.766cm" svg:height="0.399cm" svg:x="2.004cm" svg:y="4.214cm">
          <draw:text-box>
            <text:p text:style-name="P2"><text:span text:style-name="T1">-rw-rw-r-- <text:s/>1 tiago tiago <text:s/>364 Fev 5 20:04 experiencia_profissional</text:span></text:p>
          </draw:text-box>
        </draw:frame>
        <draw:frame draw:style-name="gr2" draw:text-style-name="P3" draw:layer="layout" svg:width="8.766cm" svg:height="0.399cm" svg:x="1.983cm" svg:y="4.9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3" draw:text-style-name="P4" draw:layer="layout" svg:width="5.759cm" svg:height="0.357cm" svg:x="1.983cm" svg:y="5.485cm">
          <draw:text-box>
            <text:p text:style-name="P2"><text:span text:style-name="T4">2013 - 2014 <text:s/>Computar Informatica </text:span></text:p>
          </draw:text-box>
        </draw:frame>
        <draw:frame draw:style-name="gr3" draw:text-style-name="P4" draw:layer="layout" svg:width="2.034cm" svg:height="0.357cm" svg:x="1.983cm" svg:y="6cm">
          <draw:text-box>
            <text:p text:style-name="P2"><text:span text:style-name="T5"><text:s text:c="12"/></text:span></text:p>
          </draw:text-box>
        </draw:frame>
        <draw:frame draw:style-name="gr3" draw:text-style-name="P4" draw:layer="layout" svg:width="3.389cm" svg:height="0.357cm" svg:x="4.523cm" svg:y="6cm">
          <draw:text-box>
            <text:p text:style-name="P2"><text:span text:style-name="T5">Desenvolvimento ERP </text:span></text:p>
          </draw:text-box>
        </draw:frame>
        <draw:frame draw:style-name="gr3" draw:text-style-name="P4" draw:layer="layout" svg:width="9.315cm" svg:height="0.357cm" svg:x="4.523cm" svg:y="6.328cm">
          <draw:text-box>
            <text:p text:style-name="P2"><text:span text:style-name="T5">‘</text:span><text:span text:style-name="T5">Portar’ código FOXPRO para C# usando WPF/XAML/WebApi <text:s/></text:span></text:p>
          </draw:text-box>
        </draw:frame>
        <draw:frame draw:style-name="gr3" draw:text-style-name="P4" draw:layer="layout" svg:width="2.034cm" svg:height="0.357cm" svg:x="1.983cm" svg:y="6.607cm">
          <draw:text-box>
            <text:p text:style-name="P2"><text:span text:style-name="T5"><text:s text:c="12"/></text:span></text:p>
          </draw:text-box>
        </draw:frame>
        <draw:frame draw:style-name="gr3" draw:text-style-name="P4" draw:layer="layout" svg:width="5.421cm" svg:height="0.357cm" svg:x="1.983cm" svg:y="7.023cm">
          <draw:text-box>
            <text:p text:style-name="P2"><text:span text:style-name="T4">2014 – 2016 <text:s/>Leo.br (Freelancer)</text:span></text:p>
          </draw:text-box>
        </draw:frame>
        <draw:frame draw:style-name="gr3" draw:text-style-name="P4" draw:layer="layout" svg:width="0.281cm" svg:height="0.357cm" svg:x="1.983cm" svg:y="7.42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4.235cm" svg:height="0.357cm" svg:x="4.484cm" svg:y="9.538cm">
          <draw:text-box>
            <text:p text:style-name="P2"><text:span text:style-name="T5">Full stack web developer.</text:span></text:p>
          </draw:text-box>
        </draw:frame>
        <draw:frame draw:style-name="gr3" draw:text-style-name="P4" draw:layer="layout" svg:width="9.146cm" svg:height="0.357cm" svg:x="4.484cm" svg:y="9.866cm">
          <draw:text-box>
            <text:p text:style-name="P2"><text:span text:style-name="T5">Linguagens utilizadas PHP, Ruby [on Rails], JavaScript</text:span></text:p>
          </draw:text-box>
        </draw:frame>
        <draw:frame draw:style-name="gr3" draw:text-style-name="P4" draw:layer="layout" svg:width="7.114cm" svg:height="0.357cm" svg:x="4.484cm" svg:y="10.198cm">
          <draw:text-box>
            <text:p text:style-name="P2"><text:span text:style-name="T5">(AngularJS 1.4, jQuery), Go[lang], </text:span><text:span text:style-name="T6">et. al</text:span><text:span text:style-name="T5">.</text:span></text:p>
          </draw:text-box>
        </draw:frame>
        <draw:frame draw:style-name="gr3" draw:text-style-name="P4" draw:layer="layout" svg:width="11.178cm" svg:height="0.357cm" svg:x="4.484cm" svg:y="10.526cm">
          <draw:text-box>
            <text:p text:style-name="P2"><text:span text:style-name="T5">Desenvolvimento de temas/plugins WordPress, Manutenção servidores </text:span></text:p>
          </draw:text-box>
        </draw:frame>
        <draw:frame draw:style-name="gr3" draw:text-style-name="P4" draw:layer="layout" svg:width="6.606cm" svg:height="0.357cm" svg:x="4.484cm" svg:y="7.541cm">
          <draw:text-box>
            <text:p text:style-name="P2"><text:span text:style-name="T5">Menutenção de ERP (ERPNext) - Python/JS</text:span></text:p>
          </draw:text-box>
        </draw:frame>
        <draw:frame draw:style-name="gr3" draw:text-style-name="P4" draw:layer="layout" svg:width="5.59cm" svg:height="0.357cm" svg:x="4.484cm" svg:y="7.873cm">
          <draw:text-box>
            <text:p text:style-name="P2"><text:span text:style-name="T5">Customização de sites Wordpress ,</text:span></text:p>
          </draw:text-box>
        </draw:frame>
        <draw:frame draw:style-name="gr3" draw:text-style-name="P4" draw:layer="layout" svg:width="11.009cm" svg:height="0.357cm" svg:x="4.484cm" svg:y="8.201cm">
          <draw:text-box>
            <text:p text:style-name="P2"><text:span text:style-name="T5">Manutenção de servidores (Linux/Windows Server), novos frontends,</text:span></text:p>
          </draw:text-box>
        </draw:frame>
        <draw:frame draw:style-name="gr3" draw:text-style-name="P4" draw:layer="layout" svg:width="4.235cm" svg:height="0.357cm" svg:x="4.484cm" svg:y="8.533cm">
          <draw:text-box>
            <text:p text:style-name="P2"><text:span text:style-name="T5">Temas e Plugins WordPress</text:span></text:p>
          </draw:text-box>
        </draw:frame>
        <draw:frame draw:style-name="gr2" draw:text-style-name="P3" draw:layer="layout" svg:width="6.861cm" svg:height="0.399cm" svg:x="2.004cm" svg:y="19.318cm">
          <draw:text-box>
            <text:p text:style-name="P2"><text:span text:style-name="T2">[tiago@tiago-linuxbox:~]$</text:span><text:span text:style-name="T3"> cat skills</text:span></text:p>
          </draw:text-box>
        </draw:frame>
        <draw:frame draw:style-name="gr2" draw:text-style-name="P3" draw:layer="layout" svg:width="10.67cm" svg:height="0.399cm" svg:x="2.004cm" svg:y="19.838cm">
          <draw:text-box>
            <text:p text:style-name="P2"><text:span text:style-name="T1">Vanilla JavaScript (ES6+), React, jQuery HTML(5), CSS(3)</text:span></text:p>
          </draw:text-box>
        </draw:frame>
        <draw:frame draw:style-name="gr2" draw:text-style-name="P3" draw:layer="layout" svg:width="15.814cm" svg:height="0.399cm" svg:x="2.004cm" svg:y="20.212cm">
          <draw:text-box>
            <text:p text:style-name="P2"><text:span text:style-name="T1">Shell, Linux, MSSQL, MySQL, PostgreSQL, WordPress, Python, PHP, Go, Ruby [on Rails]</text:span></text:p>
          </draw:text-box>
        </draw:frame>
        <draw:frame draw:style-name="gr2" draw:text-style-name="P3" draw:layer="layout" svg:width="9.908cm" svg:height="0.399cm" svg:x="2.004cm" svg:y="20.589cm">
          <draw:text-box>
            <text:p text:style-name="P2"><text:span text:style-name="T1">HTML(5), CSS(3), Email Marketing, Windows Phone Apps</text:span></text:p>
          </draw:text-box>
        </draw:frame>
        <draw:frame draw:style-name="gr2" draw:text-style-name="P3" draw:layer="layout" svg:width="16.195cm" svg:height="0.399cm" svg:x="2.004cm" svg:y="20.956cm">
          <draw:text-box>
            <text:p text:style-name="P2"><text:span text:style-name="T1">Cordova app at Google Play (AngularJS + Ruby), Vi(Vim), Regular expressions, React <text:s text:c="2"/></text:span></text:p>
          </draw:text-box>
        </draw:frame>
        <draw:frame draw:style-name="gr2" draw:text-style-name="P3" draw:layer="layout" svg:width="8.575cm" svg:height="0.399cm" svg:x="2.004cm" svg:y="21.59cm">
          <draw:text-box>
            <text:p text:style-name="P2"><text:span text:style-name="T2">[tiago@tiago-linuxbox:~]$</text:span><text:span text:style-name="T3"> cat personal_skills</text:span></text:p>
          </draw:text-box>
        </draw:frame>
        <draw:frame draw:style-name="gr2" draw:text-style-name="P3" draw:layer="layout" svg:width="17.719cm" svg:height="0.399cm" svg:x="2.004cm" svg:y="22.131cm">
          <draw:text-box>
            <text:p text:style-name="P2"><text:span text:style-name="T1">Other languages: <text:s text:c="2"/>English (Avançado), Spanish (Intermediário), German (Leitura - Iniciante) </text:span></text:p>
          </draw:text-box>
        </draw:frame>
        <draw:frame draw:style-name="gr2" draw:text-style-name="P3" draw:layer="layout" svg:width="2.098cm" svg:height="0.399cm" svg:x="2.004cm" svg:y="22.551cm">
          <draw:text-box>
            <text:p text:style-name="P2"><text:span text:style-name="T1">Cursos: <text:s text:c="3"/></text:span></text:p>
          </draw:text-box>
        </draw:frame>
        <draw:frame draw:style-name="gr2" draw:text-style-name="P3" draw:layer="layout" svg:width="2.098cm" svg:height="0.399cm" svg:x="2.004cm" svg:y="22.925cm">
          <draw:text-box>
            <text:p text:style-name="P2"><text:span text:style-name="T1">Microsoft: </text:span></text:p>
          </draw:text-box>
        </draw:frame>
        <draw:frame draw:style-name="gr2" draw:text-style-name="P3" draw:layer="layout" svg:width="9.146cm" svg:height="0.399cm" svg:x="3.274cm" svg:y="23.295cm">
          <draw:text-box>
            <text:p text:style-name="P2"><text:span text:style-name="T1">10266 | Programming C# With Visual Studio 2010; </text:span></text:p>
          </draw:text-box>
        </draw:frame>
        <draw:frame draw:style-name="gr2" draw:text-style-name="P3" draw:layer="layout" svg:width="13.909cm" svg:height="0.399cm" svg:x="3.274cm" svg:y="23.673cm">
          <draw:text-box>
            <text:p text:style-name="P2"><text:span text:style-name="T1">10267 | Introduction to Web Development with Microsoft Visual Studio 2010</text:span></text:p>
          </draw:text-box>
        </draw:frame>
        <draw:frame draw:style-name="gr2" draw:text-style-name="P3" draw:layer="layout" svg:width="0.383cm" svg:height="0.399cm" svg:x="2.004cm" svg:y="24.043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8.003cm" svg:height="0.399cm" svg:x="3.274cm" svg:y="24.043cm">
          <draw:text-box>
            <text:p text:style-name="P2"><text:span text:style-name="T1">10774 | Querying Microsoft SQL Server 2012</text:span></text:p>
          </draw:text-box>
        </draw:frame>
        <draw:frame draw:style-name="gr2" draw:text-style-name="P3" draw:layer="layout" svg:width="10.861cm" svg:height="0.399cm" svg:x="3.274cm" svg:y="24.414cm">
          <draw:text-box>
            <text:p text:style-name="P2"><text:span text:style-name="T1">10775 | Administering Microsoft SQL Server 2012 Databases</text:span></text:p>
          </draw:text-box>
        </draw:frame>
        <draw:frame draw:style-name="gr2" draw:text-style-name="P3" draw:layer="layout" svg:width="8.575cm" svg:height="0.399cm" svg:x="3.274cm" svg:y="24.788cm">
          <draw:text-box>
            <text:p text:style-name="P2"><text:span text:style-name="T1">10778 | Implementing <text:s/>Data Models and Reports</text:span></text:p>
          </draw:text-box>
        </draw:frame>
        <draw:frame draw:style-name="gr2" draw:text-style-name="P3" draw:layer="layout" svg:width="7.432cm" svg:height="0.399cm" svg:x="2.004cm" svg:y="25.527cm">
          <draw:text-box>
            <text:p text:style-name="P2"><text:span text:style-name="T2">[tiago@tiago-linuxbox:~]$</text:span><text:span text:style-name="T3"> cat education</text:span></text:p>
          </draw:text-box>
        </draw:frame>
        <draw:frame draw:style-name="gr2" draw:text-style-name="P3" draw:layer="layout" svg:width="17.528cm" svg:height="0.399cm" svg:x="2.004cm" svg:y="26.05cm">
          <draw:text-box>
            <text:p text:style-name="P2"><text:span text:style-name="T1">2007-2011 – Bacharel Ciências Biológicas | Universidade de São Paulo (USP) – Ribeirão Preto </text:span></text:p>
          </draw:text-box>
        </draw:frame>
        <draw:frame draw:style-name="gr2" draw:text-style-name="P3" draw:layer="layout" svg:width="5.717cm" svg:height="0.399cm" svg:x="2.004cm" svg:y="26.7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2" draw:text-style-name="P3" draw:layer="layout" svg:width="5.908cm" svg:height="0.399cm" svg:x="2.004cm" svg:y="27.246cm">
          <draw:text-box>
            <text:p text:style-name="P2"><text:span text:style-name="T1">Qui Abr <text:s/>5 07:15:52 PM -03 2022</text:span></text:p>
          </draw:text-box>
        </draw:frame>
        <draw:frame draw:style-name="gr3" draw:text-style-name="P4" draw:layer="layout" svg:width="4.743cm" svg:height="0.357cm" svg:x="1.983cm" svg:y="9.023cm">
          <draw:text-box>
            <text:p text:style-name="P2"><text:span text:style-name="T4">2016 - 2016 <text:s/>Zaez Tecnologia</text:span></text:p>
          </draw:text-box>
        </draw:frame>
        <draw:frame draw:style-name="gr3" draw:text-style-name="P4" draw:layer="layout" svg:width="4.913cm" svg:height="0.357cm" svg:x="1.983cm" svg:y="11.023cm">
          <draw:text-box>
            <text:p text:style-name="P2"><text:span text:style-name="T4">2016 – 2017 <text:s/>Evolua Educação </text:span></text:p>
          </draw:text-box>
        </draw:frame>
        <draw:frame draw:style-name="gr3" draw:text-style-name="P4" draw:layer="layout" svg:width="11.686cm" svg:height="0.357cm" svg:x="4.484cm" svg:y="11.464cm">
          <draw:text-box>
            <text:p text:style-name="P2"><text:span text:style-name="T5">Desenvolcimento .NET framework (C#), MSSQL, Agile Dev. (SCRUM) e DDD,</text:span></text:p>
          </draw:text-box>
        </draw:frame>
        <draw:frame draw:style-name="gr3" draw:text-style-name="P4" draw:layer="layout" svg:width="4.743cm" svg:height="0.357cm" svg:x="4.484cm" svg:y="11.796cm">
          <draw:text-box>
            <text:p text:style-name="P2"><text:span text:style-name="T5">Manutenção servidores Linux.</text:span></text:p>
          </draw:text-box>
        </draw:frame>
        <draw:frame draw:style-name="gr3" draw:text-style-name="P4" draw:layer="layout" svg:width="3.389cm" svg:height="0.357cm" svg:x="1.986cm" svg:y="12.322cm">
          <draw:text-box>
            <text:p text:style-name="P2"><text:span text:style-name="T4">2017 – 2018 <text:s/>O2Fund </text:span></text:p>
          </draw:text-box>
        </draw:frame>
        <draw:frame draw:style-name="gr3" draw:text-style-name="P4" draw:layer="layout" svg:width="13.379cm" svg:height="0.357cm" svg:x="4.487cm" svg:y="12.759cm">
          <draw:text-box>
            <text:p text:style-name="P2"><text:span text:style-name="T5">WebApp React, Ruby on Rails, Node.JS e PostgreSQL, APIs tanto REST como GraphQL</text:span></text:p>
          </draw:text-box>
        </draw:frame>
        <draw:frame draw:style-name="gr3" draw:text-style-name="P4" draw:layer="layout" svg:width="3.05cm" svg:height="0.357cm" svg:x="4.487cm" svg:y="13.091cm">
          <draw:text-box>
            <text:p text:style-name="P2"><text:span text:style-name="T5">JavaScript (React)</text:span></text:p>
          </draw:text-box>
        </draw:frame>
        <draw:frame draw:style-name="gr3" draw:text-style-name="P4" draw:layer="layout" svg:width="4.574cm" svg:height="0.357cm" svg:x="4.487cm" svg:y="13.419cm">
          <draw:text-box>
            <text:p text:style-name="P2"><text:span text:style-name="T5">Node.JS PostgreSQL backend.</text:span></text:p>
          </draw:text-box>
        </draw:frame>
        <draw:frame draw:style-name="gr3" draw:text-style-name="P4" draw:layer="layout" svg:width="4.743cm" svg:height="0.357cm" svg:x="1.99cm" svg:y="13.821cm">
          <draw:text-box>
            <text:p text:style-name="P2"><text:span text:style-name="T4">2018 – 2019 <text:s/>Telefônica/Vivo</text:span></text:p>
          </draw:text-box>
        </draw:frame>
        <draw:frame draw:style-name="gr3" draw:text-style-name="P4" draw:layer="layout" svg:width="8.299cm" svg:height="0.357cm" svg:x="4.494cm" svg:y="14.241cm">
          <draw:text-box>
            <text:p text:style-name="P2"><text:span text:style-name="T5">Web/App Analytics (Desenvolvimento e Arquitetura)</text:span></text:p>
          </draw:text-box>
        </draw:frame>
        <draw:frame draw:style-name="gr3" draw:text-style-name="P4" draw:layer="layout" svg:width="15.411cm" svg:height="0.357cm" svg:x="4.494cm" svg:y="14.675cm">
          <draw:text-box>
            <text:p text:style-name="P2"><text:span text:style-name="T5">Google Tag Manager (GTM) – JavaScript ES6 – Firebase – AppsFlyer – Adjust <text:s/>- BigQuery - SQL</text:span></text:p>
          </draw:text-box>
        </draw:frame>
        <draw:frame draw:style-name="gr3" draw:text-style-name="P4" draw:layer="layout" svg:width="4.066cm" svg:height="0.357cm" svg:x="1.99cm" svg:y="15.119cm">
          <draw:text-box>
            <text:p text:style-name="P2"><text:span text:style-name="T4">2019 – 2019 <text:s/>TradersClub</text:span></text:p>
          </draw:text-box>
        </draw:frame>
        <draw:frame draw:style-name="gr3" draw:text-style-name="P4" draw:layer="layout" svg:width="0.849cm" svg:height="0.357cm" svg:x="4.491cm" svg:y="15.571cm">
          <draw:text-box>
            <text:p text:style-name="P2"><text:span text:style-name="T5">React</text:span></text:p>
          </draw:text-box>
        </draw:frame>
        <draw:frame draw:style-name="gr3" draw:text-style-name="P4" draw:layer="layout" svg:width="2.034cm" svg:height="0.357cm" svg:x="4.491cm" svg:y="15.902cm">
          <draw:text-box>
            <text:p text:style-name="P2"><text:span text:style-name="T5">React-Native</text:span></text:p>
          </draw:text-box>
        </draw:frame>
        <draw:frame draw:style-name="gr3" draw:text-style-name="P4" draw:layer="layout" svg:width="2.711cm" svg:height="0.357cm" svg:x="4.491cm" svg:y="16.23cm">
          <draw:text-box>
            <text:p text:style-name="P2"><text:span text:style-name="T5">GO[lang] backend</text:span></text:p>
          </draw:text-box>
        </draw:frame>
        <draw:frame draw:style-name="gr3" draw:text-style-name="P4" draw:layer="layout" svg:width="3.219cm" svg:height="0.357cm" svg:x="1.99cm" svg:y="16.724cm">
          <draw:text-box>
            <text:p text:style-name="P2"><text:span text:style-name="T4">2019 – 2020 <text:s/>Bettha</text:span></text:p>
          </draw:text-box>
        </draw:frame>
        <draw:frame draw:style-name="gr3" draw:text-style-name="P4" draw:layer="layout" svg:width="3.558cm" svg:height="0.357cm" svg:x="4.491cm" svg:y="17.042cm">
          <draw:text-box>
            <text:p text:style-name="P2"><text:span text:style-name="T5">Ruby on Rails backend</text:span></text:p>
          </draw:text-box>
        </draw:frame>
        <draw:frame draw:style-name="gr3" draw:text-style-name="P4" draw:layer="layout" svg:width="4.405cm" svg:height="0.357cm" svg:x="4.491cm" svg:y="17.37cm">
          <draw:text-box>
            <text:p text:style-name="P2"><text:span text:style-name="T5">AngularJS/Angular frontend</text:span></text:p>
          </draw:text-box>
        </draw:frame>
        <draw:frame draw:style-name="gr3" draw:text-style-name="P4" draw:layer="layout" svg:width="1.187cm" svg:height="0.357cm" svg:x="4.491cm" svg:y="17.701cm">
          <draw:text-box>
            <text:p text:style-name="P2"><text:span text:style-name="T5">DevOps </text:span></text:p>
          </draw:text-box>
        </draw:frame>
        <draw:frame draw:style-name="gr2" draw:text-style-name="P3" draw:layer="layout" svg:width="10.861cm" svg:height="0.399cm" svg:x="2.004cm" svg:y="0.959cm">
          <draw:text-box>
            <text:p text:style-name="P2"><text:span text:style-name="T2">[tiago@tiago-linuxbox:~]$</text:span><text:span text:style-name="T3"> grep -e “^Tiago” /home/me/about</text:span></text:p>
          </draw:text-box>
        </draw:frame>
        <draw:frame draw:style-name="gr3" draw:text-style-name="P4" draw:layer="layout" svg:width="3.897cm" svg:height="0.357cm" svg:x="1.993cm" svg:y="18.125cm">
          <draw:text-box>
            <text:p text:style-name="P2"><text:span text:style-name="T4">2021 – 2021 <text:s/>CNN Brasil</text:span></text:p>
          </draw:text-box>
        </draw:frame>
        <draw:frame draw:style-name="gr3" draw:text-style-name="P4" draw:layer="layout" svg:width="8.808cm" svg:height="0.357cm" svg:x="4.494cm" svg:y="18.545cm">
          <draw:text-box>
            <text:p text:style-name="P2"><text:span text:style-name="T5">Migrar blog em WordPress (Pro) para solução </text:span><text:span text:style-name="T6">in house</text:span></text:p>
          </draw:text-box>
        </draw:frame>
        <draw:frame draw:style-name="gr3" draw:text-style-name="P4" draw:layer="layout" svg:width="12.363cm" svg:height="0.357cm" svg:x="4.494cm" svg:y="18.873cm">
          <draw:text-box>
            <text:p text:style-name="P2"><text:span text:style-name="T5">Soluções React and Gutenberg para frontend; Nuvem WordPress da Automat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family-generic="modern" style:font-pitch="fixed"/>
    <style:font-face style:name="Monaco1" svg:font-family="Monaco" style:font-pitch="variable"/>
    <style:font-face style:name="Monaco2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5T19:33:26.230707297</dc:date>
    <meta:editing-duration>PT28S</meta:editing-duration>
    <meta:editing-cycles>1</meta:editing-cycles>
    <meta:document-statistic meta:object-count="67"/>
    <meta:generator>LibreOffice/7.3.0.3$Linux_X86_64 LibreOffice_project/0f246aa12d0eee4a0f7adcefbf7c878fc2238db3</meta:generator>
  </office:meta>
</office:document-meta>
</file>